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vanitas_user_agents">
        <table:table-row>
          <table:table-cell office:value-type="float" office:value="3">
            <text:p>3</text:p>
          </table:table-cell>
          <table:table-cell office:value-type="string">
            <text:p>Mozilla/5.0 (Linux; Android 6.0.1; Nexus 5X Build/MMB29P) AppleWebKit/537.36 (KHTML, like Gecko) Chrome/41.0.2272.96 Mobile Safari/537.36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KHTML</text:p>
          </table:table-cell>
          <table:table-cell office:value-type="string">
            <text:p>Linux</text:p>
          </table:table-cell>
          <table:table-cell office:value-type="string">
            <text:p>Android</text:p>
          </table:table-cell>
          <table:table-cell office:value-type="string">
            <text:p>6.0.1</text:p>
          </table:table-cell>
          <table:table-cell office:value-type="string">
            <text:p>Nexus 5X Build/MMB29P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ozilla/5.0 (compatible; SeznamBot/3.2; +http://napoveda.seznam.cz/en/seznambot-intro/)</text:p>
          </table:table-cell>
          <table:table-cell office:value-type="float" office:value="1">
            <text:p>1</text:p>
          </table:table-cell>
          <table:table-cell office:value-type="string">
            <text:p>Seznam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ozilla/5.0 (compatible; MJ12bot/v1.4.8; http://mj12bot.com/)</text:p>
          </table:table-cell>
          <table:table-cell office:value-type="float" office:value="1">
            <text:p>1</text:p>
          </table:table-cell>
          <table:table-cell office:value-type="string">
            <text:p>MJ12bot</text:p>
          </table:table-cell>
          <table:table-cell office:value-type="string">
            <text:p>1.4.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ozilla/5.0 (Macintosh; Intel Mac OS X 10_15_0) AppleWebKit/537.36 (KHTML, like Gecko) Chrome/78.0.3904.8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87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Catalina)</text:p>
          </table:table-cell>
          <table:table-cell office:value-type="string">
            <text:p>10.15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ozilla/5.0 (compatible; AhrefsBot/6.1; +http://ahrefs.com/robot/)</text:p>
          </table:table-cell>
          <table:table-cell office:value-type="float" office:value="1">
            <text:p>1</text:p>
          </table:table-cell>
          <table:table-cell office:value-type="string">
            <text:p>AhrefsBot</text:p>
          </table:table-cell>
          <table:table-cell office:value-type="string">
            <text:p>6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ozilla/5.0 (compatible; Googlebot/2.1; +http://www.google.com/bot.html)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pstatbot/1.0 (advanced backlink tracking bot; curl/7.58.0; http://serpstatbot.com/; abuse@serpstatbot.com)</text:p>
          </table:table-cell>
          <table:table-cell office:value-type="float" office:value="1">
            <text:p>1</text:p>
          </table:table-cell>
          <table:table-cell office:value-type="string">
            <text:p>serpstat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ozilla/5.0 (compatible; bingbot/2.0; +http://www.bing.com/bingbot.htm)</text:p>
          </table:table-cell>
          <table:table-cell office:value-type="float" office:value="1">
            <text:p>1</text:p>
          </table:table-cell>
          <table:table-cell office:value-type="string">
            <text:p>bingbot</text:p>
          </table:table-cell>
          <table:table-cell office:value-type="string">
            <text:p>2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Mozilla/5.0 (Windows NT x.y; Win64; x64; rv:10.0) Gecko/20100101 Firefox/1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0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NT</text:p>
          </table:table-cell>
          <table:table-cell office:value-type="string">
            <text:p>4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ozilla/5.0 (Windows NT 10.0; Win64; x64) AppleWebKit/537.36 (KHTML, like Gecko) Chrome/74.0.3729.13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4.0.3729.13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Mozilla/5.0 (compatible; SemrushBot/6~bl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o-http-client/1.1</text:p>
          </table:table-cell>
          <table:table-cell office:value-type="float" office:value="1">
            <text:p>1</text:p>
          </table:table-cell>
          <table:table-cell office:value-type="string">
            <text:p>Go-http-client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Mozilla/5.0 (Windows NT 6.1) AppleWebKit/537.36 (KHTML, like Gecko) Chrome/41.0.222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8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Mozilla/5.0 (Windows NT 6.1; rv:5.0) Gecko/20100101 Firefox/5.02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2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ozilla/5.0 (Linux; U; Android 8.1.0; zh-CN; EML-AL00 Build/HUAWEIEML-AL00) AppleWebKit/537.36 (KHTML, like Gecko) Version/4.0 Chrome/57.0.2987.108 baidu.sogo.uc.UCBrowser/11.9.4.974 UWS/2.13.1.48 Mobile Safari/537.36 AliApp(DingTalk/4.5.11) com.alibaba.a</text:p>
          </table:table-cell>
          <table:table-cell office:value-type="float" office:value="0">
            <text:p>0</text:p>
          </table:table-cell>
          <table:table-cell office:value-type="string">
            <text:p>UC Browser</text:p>
          </table:table-cell>
          <table:table-cell office:value-type="string">
            <text:p>11.9.4.974</text:p>
          </table:table-cell>
          <table:table-cell office:value-type="string">
            <text:p>WebKit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1.0</text:p>
          </table:table-cell>
          <table:table-cell office:value-type="string">
            <text:p>HUAWEIEML-AL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ozilla/5.0 (Windows NT 5.1; rv:5.0) Gecko/20100101 Firefox/5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ozilla/5.0 (compatible; SemrushBot-BA; +http://www.semrush.com/bot.html)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Mozilla/5.0 (compatible; YandexBot/3.0; +http://yandex.com/bots)</text:p>
          </table:table-cell>
          <table:table-cell office:value-type="float" office:value="1">
            <text:p>1</text:p>
          </table:table-cell>
          <table:table-cell office:value-type="string">
            <text:p>YandexBot</text:p>
          </table:table-cell>
          <table:table-cell office:value-type="string">
            <text:p>3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Mozilla/5.0 (Windows NT 6.1; Win64; x64) AppleWebKit/537.36 (KHTML, like Gecko) Chrome/78.0.3904.9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9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zilla/5.0 (compatible; NetpeakCheckerBot/3.2; +https://netpeaksoftware.com/checker)</text:p>
          </table:table-cell>
          <table:table-cell office:value-type="float" office:value="1">
            <text:p>1</text:p>
          </table:table-cell>
          <table:table-cell office:value-type="string">
            <text:p>NetpeakCheckerBot</text:p>
          </table:table-cell>
          <table:table-cell office:value-type="string">
            <text:p>3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Mozilla/5.0 (compatible; bnf.fr_bot; +https://www.bnf.fr/fr/capture-de-votre-site-web-par-le-robot-de-la-bnf)</text:p>
          </table:table-cell>
          <table:table-cell office:value-type="float" office:value="1">
            <text:p>1</text:p>
          </table:table-cell>
          <table:table-cell office:value-type="string">
            <text:p>BN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Mozilla/5.0 (Windows NT 6.1; Win64; x64) AppleWebKit/537.36 (KHTML, like Gecko) Chrome/66.0.3359.170 Safari/537.36 OPR/53.0.2907.106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3.0.2907.106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ozilla/5.0 (Macintosh; Intel Mac OS X 10_12_5) AppleWebKit/537.36 (KHTML, like Gecko) Chrome/58.0.3029.11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3029.11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5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ozilla/5.0 (Windows NT 5.1) AppleWebKit/537.36 (KHTML, like Gecko) Chrome/35.0.2117.15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35.0.2117.157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SEMrushBot</text:p>
          </table:table-cell>
          <table:table-cell office:value-type="float" office:value="1">
            <text:p>1</text:p>
          </table:table-cell>
          <table:table-cell office:value-type="string">
            <text:p>SemrushBo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ozilla/5.1 (Windows NT 6.0; WOW64) AppleWebKit/537.37 (KHTML, like Gecko) Chrome/58.0.1145.75 Safari/537.37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8.0.1145.7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Vista</text:p>
          </table:table-cell>
          <table:table-cell office:value-type="string">
            <text:p>NT 6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Mozilla/5.0 (Windows NT 6.1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ozilla/5.0 (compatible; Qwantify/2.4w; +https://www.qwant.com/)/2.4w</text:p>
          </table:table-cell>
          <table:table-cell office:value-type="float" office:value="1">
            <text:p>1</text:p>
          </table:table-cell>
          <table:table-cell office:value-type="string">
            <text:p>Qwantify</text:p>
          </table:table-cell>
          <table:table-cell office:value-type="string">
            <text:p>2.4w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ozilla/5.0 (Android 8.0.0; Mobile; rv:68.0) Gecko/68.0 Firefox/68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8.0</text:p>
          </table:table-cell>
          <table:table-cell office:value-type="string">
            <text:p>Gecko</text:p>
          </table:table-cell>
          <table:table-cell office:value-type="string">
            <text:p>Android</text:p>
          </table:table-cell>
          <table:table-cell office:value-type="string">
            <text:p>Oreo</text:p>
          </table:table-cell>
          <table:table-cell office:value-type="string">
            <text:p>8.0.0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Mozilla/5.0 (Windows NT 6.1; Win64; x64) AppleWebKit/537.36 (KHTML, like Gecko) Chrome/40.0.2214.85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0.0.2214.85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Mozilla/5.0 (X11; Ubuntu; Linux x86_64; rv:70.0) Gecko/20100101 Firefox/7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7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Mozilla/5.0 (Windows NT 6.3; Win64; x64; rv:56.0) Gecko sape 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Opera/9.80 (Windows NT 6.1; WOW64) Presto/2.12.388 Version/12.18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12.18</text:p>
          </table:table-cell>
          <table:table-cell office:value-type="string">
            <text:p>Prest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ozilla/5.0 (Macintosh; Intel Mac OS X 10_8_3) AppleWebKit/537.31 (KHTML, like Gecko) Chrome/26.0.1410.65 Safari/537.31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26.0.1410.65</text:p>
          </table:table-cell>
          <table:table-cell office:value-type="string">
            <text:p>WebKit</text:p>
          </table:table-cell>
          <table:table-cell office:value-type="string">
            <text:p>Macintosh</text:p>
          </table:table-cell>
          <table:table-cell office:value-type="string">
            <text:p>macOS (Moutain Lion)</text:p>
          </table:table-cell>
          <table:table-cell office:value-type="string">
            <text:p>10.8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Mozilla/5.0 (Windows NT 6.1; Win64; x64; rv:56.0) Gecko/20100101 Firefox/56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6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zilla/5.0 (Macintosh; Intel Mac OS X 10.11; rv:47.0) Gecko/20100101 Firefox/4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7.0</text:p>
          </table:table-cell>
          <table:table-cell office:value-type="string">
            <text:p>Gecko</text:p>
          </table:table-cell>
          <table:table-cell office:value-type="string">
            <text:p>Macintosh</text:p>
          </table:table-cell>
          <table:table-cell office:value-type="string">
            <text:p>macOS X (El Capitan)</text:p>
          </table:table-cell>
          <table:table-cell office:value-type="string">
            <text:p>10.1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url/7.29.0</text:p>
          </table:table-cell>
          <table:table-cell office:value-type="float" office:value="1">
            <text:p>1</text:p>
          </table:table-cell>
          <table:table-cell office:value-type="string">
            <text:p>curl</text:p>
          </table:table-cell>
          <table:table-cell office:value-type="string">
            <text:p>7.29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Mozilla/5.0 (Windows NT 6.1; WOW64; rv:40.0) Gecko/20100101 Firefox/4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40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ozilla/5.0 (Windows; U; Windows NT 5.1; ru; rv:1.9.0.1) Gecko/2008070208</text:p>
          </table:table-cell>
          <table:table-cell office:value-type="float" office:value="0">
            <text:p>0</text:p>
          </table:table-cell>
          <table:table-cell office:value-type="string">
            <text:p>Netscape</text:p>
          </table:table-cell>
          <table:table-cell office:value-type="string">
            <text:p>5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Mozilla/5.0 (Windows NT 6.1) AppleWebKit/537.36 (KHTML, like Gecko) Chrome/63.0.3239.26 Safari/537.36 Core/1.63.5083.400 QQBrowser/10.0.972.400</text:p>
          </table:table-cell>
          <table:table-cell office:value-type="float" office:value="1">
            <text:p>1</text:p>
          </table:table-cell>
          <table:table-cell office:value-type="string">
            <text:p>Googlebot</text:p>
          </table:table-cell>
          <table:table-cell office:value-type="string">
            <text:p>2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Mozilla/5.0 (Windows NT 6.1; Win64; x64) AppleWebKit/537.36 (KHTML, like Gecko) Chrome/77.0.3865.9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3865.9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Mozilla/5.0 (Windows NT 10.0; WOW64) AppleWebKit/537.36 (KHTML, like Gecko) Chrome/77.0.2490.7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7.0.2490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ozilla/5.0 (X11; Linux x86_64) AppleWebKit/537.36 (KHTML, like Gecko) Chrome/76.0.3809.132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6.0.3809.132</text:p>
          </table:table-cell>
          <table:table-cell office:value-type="string">
            <text:p>WebKit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ozilla/5.0 (Windows NT 6.1; WOW64) AppleWebKit/537.36 (KHTML, like Gecko) Chrome/73.0.3683.86 YaBrowser/19.4.0.2397 Yowser/2.5 Safari/537.36</text:p>
          </table:table-cell>
          <table:table-cell office:value-type="float" office:value="0">
            <text:p>0</text:p>
          </table:table-cell>
          <table:table-cell office:value-type="string">
            <text:p>Yandex Browser</text:p>
          </table:table-cell>
          <table:table-cell office:value-type="string">
            <text:p>19.4.0.2397</text:p>
          </table:table-cell>
          <table:table-cell office:value-type="string">
            <text:p>WebKit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ozilla/5.0 (Macintosh; Intel Mac OS X 10_12_6) AppleWebKit/537.36 (KHTML, like Gecko) Chrome/72.0.3588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2.0.3588.0</text:p>
          </table:table-cell>
          <table:table-cell office:value-type="string">
            <text:p>Blink</text:p>
          </table:table-cell>
          <table:table-cell office:value-type="string">
            <text:p>Macintosh</text:p>
          </table:table-cell>
          <table:table-cell office:value-type="string">
            <text:p>macOS (Sierra)</text:p>
          </table:table-cell>
          <table:table-cell office:value-type="string">
            <text:p>10.12.6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ozilla/5.0 (X11; Linux x86_64; rv:67.0) Gecko/20100101 Firefox/67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7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crapy/1.7.2 (+https://scrapy.org)</text:p>
          </table:table-cell>
          <table:table-cell office:value-type="float" office:value="1">
            <text:p>1</text:p>
          </table:table-cell>
          <table:table-cell office:value-type="string">
            <text:p>Scrapy</text:p>
          </table:table-cell>
          <table:table-cell office:value-type="string">
            <text:p>1.7.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Mozilla/5.0 (Windows NT 6.1; WOW64; rv:54.0) Gecko/20100101 Firefox/54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4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Mozilla/5.0 (Windows NT 10.0; Win64; x64) AppleWebKit/537.36 (KHTML, like Gecko) Chrome/67.0.3396.87 Safari/537.36 OPR/54.0.2952.7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7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Mozilla/5.0 (X11; Linux x86_64; rv:60.0) Gecko/20100101 Firefox/60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0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Mozilla/5.0 (X11; Ubuntu; Linux x86_64; rv:62.0) Gecko/20100101 Firefox/62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2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Mozilla/5.0 (X11; Linux x86_64) AppleWebKit/537.36 (KHTML, like Gecko) Chrome/41.0.2227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7.0</text:p>
          </table:table-cell>
          <table:table-cell office:value-type="string">
            <text:p>Blink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Mozilla/5.0 (Windows NT 6.3; WOW64) AppleWebKit/537.36 (KHTML, like Gecko) Chrome/41.0.2226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6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Mozilla/5.0 (Windows NT 6.3; WOW64) AppleWebKit/537.36 (KHTML, like Gecko) Chrome/41.0.2225.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1.0.2225.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8.1</text:p>
          </table:table-cell>
          <table:table-cell office:value-type="string">
            <text:p>NT 6.3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Mozilla/5.0 (compatible; DuckDuckGo-Favicons-Bot/1.0; +http://duckduckgo.com)</text:p>
          </table:table-cell>
          <table:table-cell office:value-type="float" office:value="1">
            <text:p>1</text:p>
          </table:table-cell>
          <table:table-cell office:value-type="string">
            <text:p>DuckDuckGo Favicons Bot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Mozilla/5.0 (compatible; VelenPublicWebCrawler/1.0; +https://velen.io)</text:p>
          </table:table-cell>
          <table:table-cell office:value-type="float" office:value="1">
            <text:p>1</text:p>
          </table:table-cell>
          <table:table-cell office:value-type="string">
            <text:p>Velen Public Web Crawler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Mozilla/5.0 (Windows NT 6.1; WOW64) AppleWebKit/537.36 (KHTML, like Gecko) Chrome/67.0.3396.87 Safari/537.36 OPR/54.0.2952.64 (Edition Yx)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54.0.2952.64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ozilla/5.0 (Windows NT 10.0; Win64; x64) AppleWebKit/537.36 (KHTML, like Gecko) Chrome/76.0.3809.100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6.0.3809.100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Mozilla/5.0 (compatible; Seekport Crawler; http://seekport.com/)</text:p>
          </table:table-cell>
          <table:table-cell office:value-type="float" office:value="1">
            <text:p>1</text:p>
          </table:table-cell>
          <table:table-cell office:value-type="string">
            <text:p>Seekport Crawle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Mozilla/5.0 (X11; Ubuntu; Linux x86_64; rv:15.0) Gecko/20100101 Firefox/15.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5.0.1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ozilla/5.0 (Windows NT 6.0) AppleWebKit/535.1 (KHTML, like Gecko) Chrome/13.0.782.112 Safari/535.1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13.0.782.112</text:p>
          </table:table-cell>
          <table:table-cell office:value-type="string">
            <text:p>WebKit</text:p>
          </table:table-cell>
          <table:table-cell office:value-type="string">
            <text:p>Windows</text:p>
          </table:table-cell>
          <table:table-cell office:value-type="string">
            <text:p>Windows Vista</text:p>
          </table:table-cell>
          <table:table-cell office:value-type="string">
            <text:p>NT 6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Mozilla/4.0 (compatible; MSIE 7.0; Windows NT 5.1; Trident/4.0; .NET CLR 2.0.50727; .NET CLR 3.0.4506.2152; .NET CLR 3.5.30729)</text:p>
          </table:table-cell>
          <table:table-cell office:value-type="float" office:value="0">
            <text:p>0</text:p>
          </table:table-cell>
          <table:table-cell office:value-type="string">
            <text:p>Internet Explorer</text:p>
          </table:table-cell>
          <table:table-cell office:value-type="string">
            <text:p>8</text:p>
          </table:table-cell>
          <table:table-cell office:value-type="string">
            <text:p>Trident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ozilla/5.0 (Windows NT 6.1; WOW64; rv:12.0) Gecko/20100101 Firefox/12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2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Mozilla/5.0 (Windows NT 10.0; Win64; x64) AppleWebKit/537.36 (KHTML, like Gecko) Chrome/42.0.2311.135 Safari/537.36 Edge/12.246</text:p>
          </table:table-cell>
          <table:table-cell office:value-type="float" office:value="0">
            <text:p>0</text:p>
          </table:table-cell>
          <table:table-cell office:value-type="string">
            <text:p>Edge</text:p>
          </table:table-cell>
          <table:table-cell office:value-type="string">
            <text:p>12.246</text:p>
          </table:table-cell>
          <table:table-cell office:value-type="string">
            <text:p>EdgeHTML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Mozilla/5.0 (Macintosh; Intel Mac OS X 10_11_2) AppleWebKit/601.3.9 (KHTML, like Gecko) Version/9.0.2 Safari/601.3.9</text:p>
          </table:table-cell>
          <table:table-cell office:value-type="float" office:value="0">
            <text:p>0</text:p>
          </table:table-cell>
          <table:table-cell office:value-type="string">
            <text:p>Safari</text:p>
          </table:table-cell>
          <table:table-cell office:value-type="string">
            <text:p>9.0.2</text:p>
          </table:table-cell>
          <table:table-cell office:value-type="string">
            <text:p>WebKit</text:p>
          </table:table-cell>
          <table:table-cell office:value-type="string">
            <text:p>Macintosh</text:p>
          </table:table-cell>
          <table:table-cell office:value-type="string">
            <text:p>macOS X (El Capitan)</text:p>
          </table:table-cell>
          <table:table-cell office:value-type="string">
            <text:p>10.11.2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Mozilla/5.0 (X11; CrOS x86_64 8172.45.0) AppleWebKit/537.36 (KHTML, like Gecko) Chrome/51.0.2704.64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1.0.2704.64</text:p>
          </table:table-cell>
          <table:table-cell office:value-type="string">
            <text:p>Blink</text:p>
          </table:table-cell>
          <table:table-cell office:value-type="string">
            <text:p>ChromeOS</text:p>
          </table:table-cell>
          <table:table-cell office:value-type="string">
            <text:p>ChromeOS</text:p>
          </table:table-cell>
          <table:table-cell office:value-type="string">
            <text:p>8172.45.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Mozilla/5.0 (Windows NT 6.1; WOW64) AppleWebKit/537.36 (KHTML, like Gecko) Chrome/47.0.2526.11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47.0.2526.11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Mozilla/4.0 (compatible; MSIE 6.0; Windows NT 5.0; .NET CLR 1.0.3705)</text:p>
          </table:table-cell>
          <table:table-cell office:value-type="float" office:value="0">
            <text:p>0</text:p>
          </table:table-cell>
          <table:table-cell office:value-type="string">
            <text:p>Internet Explorer</text:p>
          </table:table-cell>
          <table:table-cell office:value-type="string">
            <text:p>6.0</text:p>
          </table:table-cell>
          <table:table-cell office:value-type="string">
            <text:p>Trident</text:p>
          </table:table-cell>
          <table:table-cell office:value-type="string">
            <text:p>Windows</text:p>
          </table:table-cell>
          <table:table-cell office:value-type="string">
            <text:p>Windows 2000</text:p>
          </table:table-cell>
          <table:table-cell office:value-type="string">
            <text:p>NT 5.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Mozilla/4.0 (compatible; MSIE 7.0; Windows NT 5.1; SV1; .NET CLR 2.0.50727)</text:p>
          </table:table-cell>
          <table:table-cell office:value-type="float" office:value="0">
            <text:p>0</text:p>
          </table:table-cell>
          <table:table-cell office:value-type="string">
            <text:p>Internet Explorer</text:p>
          </table:table-cell>
          <table:table-cell office:value-type="string">
            <text:p>7.0</text:p>
          </table:table-cell>
          <table:table-cell office:value-type="string">
            <text:p>Trident</text:p>
          </table:table-cell>
          <table:table-cell office:value-type="string">
            <text:p>Windows</text:p>
          </table:table-cell>
          <table:table-cell office:value-type="string">
            <text:p>Windows XP SP2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Mozilla/5.0 (X11; U; Linux x86_64; de; rv:1.9.2.8) Gecko/20100723 Ubuntu/10.04 (lucid) Firefox/3.6.8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3.6.8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10.04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ozilla/4.0 (compatible; MSIE 6.0; Windows NT 5.1; FSL 7.0.7.01001)</text:p>
          </table:table-cell>
          <table:table-cell office:value-type="float" office:value="0">
            <text:p>0</text:p>
          </table:table-cell>
          <table:table-cell office:value-type="string">
            <text:p>Internet Explorer</text:p>
          </table:table-cell>
          <table:table-cell office:value-type="string">
            <text:p>6.0</text:p>
          </table:table-cell>
          <table:table-cell office:value-type="string">
            <text:p>Trident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Opera/9.80 (Windows NT 5.1; U; en) Presto/2.10.289 Version/12.01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12.01</text:p>
          </table:table-cell>
          <table:table-cell office:value-type="string">
            <text:p>Prest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Mozilla/4.0 (compatible; MSIE 6.0; MSIE 5.5; Windows NT 5.0) Opera 7.02 Bork-edition [en]</text:p>
          </table:table-cell>
          <table:table-cell office:value-type="float" office:value="0">
            <text:p>0</text:p>
          </table:table-cell>
          <table:table-cell office:value-type="string">
            <text:p>Opera</text:p>
          </table:table-cell>
          <table:table-cell office:value-type="string">
            <text:p>7.02</text:p>
          </table:table-cell>
          <table:table-cell office:value-type="string">
            <text:p>-</text:p>
          </table:table-cell>
          <table:table-cell office:value-type="string">
            <text:p>Windows</text:p>
          </table:table-cell>
          <table:table-cell office:value-type="string">
            <text:p>Windows 2000</text:p>
          </table:table-cell>
          <table:table-cell office:value-type="string">
            <text:p>NT 5.0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Mozilla/5.0 (Windows NT 5.1; rv:13.0) Gecko/20100101 Firefox/13.0.1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3.0.1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Mozilla/5.0 (Windows NT 6.1; rv:38.0) Gecko/20100101 Firefox/38.0 (IndeedBot 1.1)</text:p>
          </table:table-cell>
          <table:table-cell office:value-type="float" office:value="1">
            <text:p>1</text:p>
          </table:table-cell>
          <table:table-cell office:value-type="string">
            <text:p>Mozilla Firefox</text:p>
          </table:table-cell>
          <table:table-cell office:value-type="string">
            <text:p>38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7</text:p>
          </table:table-cell>
          <table:table-cell office:value-type="string">
            <text:p>NT 6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Mozilla/5.0/Firefox/42.0 - nbertaupete95(at)gmail.com</text:p>
          </table:table-cell>
          <table:table-cell office:value-type="float" office:value="1">
            <text:p>1</text:p>
          </table:table-cell>
          <table:table-cell office:value-type="string">
            <text:p>Mozilla Firefox</text:p>
          </table:table-cell>
          <table:table-cell office:value-type="string">
            <text:p>42.0</text:p>
          </table:table-cell>
          <table:table-cell office:value-type="string">
            <text:p>Gecko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Mozilla/5.0 (X11; Ubuntu; Linux x86_64; rv:61.0) Gecko/20100101 Firefox/71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71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Mozilla/5.0 (Windows NT 5.1; rv:6.0) Gecko/20100101 Firefox/10.0.2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10.0.2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XP</text:p>
          </table:table-cell>
          <table:table-cell office:value-type="string">
            <text:p>NT 5.1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Mozilla/5.0 (Windows NT 10.0; Win64; x64) AppleWebKit/537.36 (KHTML, like Gecko) Chrome/70.0.3538.102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0.0.3538.102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Mozilla/5.0 (Windows NT 10.0; Win64; x64) AppleWebKit/537.36 (KHTML, like Gecko) Chrome/70.0.3538.102 Safari/537.36 Edge/18.18362</text:p>
          </table:table-cell>
          <table:table-cell office:value-type="float" office:value="0">
            <text:p>0</text:p>
          </table:table-cell>
          <table:table-cell office:value-type="string">
            <text:p>Edge</text:p>
          </table:table-cell>
          <table:table-cell office:value-type="string">
            <text:p>-</text:p>
          </table:table-cell>
          <table:table-cell office:value-type="string">
            <text:p>EdgeHTML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Mozilla/5.0 (Windows NT 10.0; Win64; x64; rv:71.0) Gecko/20100101 Firefox/71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71.0</text:p>
          </table:table-cell>
          <table:table-cell office:value-type="string">
            <text:p>Gecko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Mozilla/5.0 (X11; Linux x86_64) AppleWebKit/537.36 (KHTML, like Gecko) Chrome/55.0.2883.87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55.0.2883.87</text:p>
          </table:table-cell>
          <table:table-cell office:value-type="string">
            <text:p>Blink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Mozilla/5.0 (Windows NT 10.0; Win64; x64) AppleWebKit/537.36 (KHTML, like Gecko; compatible; BuiltWith/1.0; +http://builtwith.com/biup) Chrome/74.0.3729.131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4.0.3729.131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Go-http-client/2.0</text:p>
          </table:table-cell>
          <table:table-cell office:value-type="float" office:value="1">
            <text:p>1</text:p>
          </table:table-cell>
          <table:table-cell office:value-type="string">
            <text:p>Go Http Client 2.0</text:p>
          </table:table-cell>
          <table:table-cell office:value-type="string">
            <text:p>2.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Mozilla/5.0 (X11; Linux x86_64) AppleWebKit/537.36 (KHTML, like Gecko) Chrome/78.0.3904.108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78.0.3904.108</text:p>
          </table:table-cell>
          <table:table-cell office:value-type="string">
            <text:p>Blink</text:p>
          </table:table-cell>
          <table:table-cell office:value-type="string">
            <text:p>Linux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Mozilla/5.0 (Windows NT 10.0; Win64; x64) AppleWebKit/537.36 (KHTML, like Gecko) Chrome/68.0.3440.106 Safari/537.36</text:p>
          </table:table-cell>
          <table:table-cell office:value-type="float" office:value="0">
            <text:p>0</text:p>
          </table:table-cell>
          <table:table-cell office:value-type="string">
            <text:p>Google Chrome</text:p>
          </table:table-cell>
          <table:table-cell office:value-type="string">
            <text:p>68.0.3440.106</text:p>
          </table:table-cell>
          <table:table-cell office:value-type="string">
            <text:p>Blink</text:p>
          </table:table-cell>
          <table:table-cell office:value-type="string">
            <text:p>Windows</text:p>
          </table:table-cell>
          <table:table-cell office:value-type="string">
            <text:p>Windows 10</text:p>
          </table:table-cell>
          <table:table-cell office:value-type="string">
            <text:p>NT 10.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Mozilla/5.0 (X11; Ubuntu; Linux x86_64; rv:58.0) Gecko/20100101 Firefox/58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58.0</text:p>
          </table:table-cell>
          <table:table-cell office:value-type="string">
            <text:p>Gecko</text:p>
          </table:table-cell>
          <table:table-cell office:value-type="string">
            <text:p>Linux</text:p>
          </table:table-cell>
          <table:table-cell office:value-type="string">
            <text:p>Ubuntu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Mozilla/5.0 (Linux; U; Android 2.2) AppleWebKit/533.1 (KHTML, like Gecko) Version/4.0 Mobile Safari/533.1</text:p>
          </table:table-cell>
          <table:table-cell office:value-type="float" office:value="0">
            <text:p>0</text:p>
          </table:table-cell>
          <table:table-cell office:value-type="string">
            <text:p>Android Browser</text:p>
          </table:table-cell>
          <table:table-cell office:value-type="string">
            <text:p>Android Browser</text:p>
          </table:table-cell>
          <table:table-cell office:value-type="string">
            <text:p>WebKit</text:p>
          </table:table-cell>
          <table:table-cell office:value-type="string">
            <text:p>Android</text:p>
          </table:table-cell>
          <table:table-cell office:value-type="string">
            <text:p>Froyo</text:p>
          </table:table-cell>
          <table:table-cell office:value-type="string">
            <text:p>2.2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Mozilla/5.0 (compatible; DotBot/1.1; http://www.opensiteexplorer.org/dotbot, help@moz.com)</text:p>
          </table:table-cell>
          <table:table-cell office:value-type="float" office:value="1">
            <text:p>1</text:p>
          </table:table-cell>
          <table:table-cell office:value-type="string">
            <text:p>DotBot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Mozilla/5.0 (Macintosh; Intel Mac OS X 10.13; rv:61.0) Gecko/20100101 Firefox/61.0</text:p>
          </table:table-cell>
          <table:table-cell office:value-type="float" office:value="0">
            <text:p>0</text:p>
          </table:table-cell>
          <table:table-cell office:value-type="string">
            <text:p>Mozilla Firefox</text:p>
          </table:table-cell>
          <table:table-cell office:value-type="string">
            <text:p>61.0</text:p>
          </table:table-cell>
          <table:table-cell office:value-type="string">
            <text:p>Gecko</text:p>
          </table:table-cell>
          <table:table-cell office:value-type="string">
            <text:p>macOS</text:p>
          </table:table-cell>
          <table:table-cell office:value-type="string">
            <text:p>macOS (High Sierra)</text:p>
          </table:table-cell>
          <table:table-cell office:value-type="string">
            <text:p>10.13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0-06-25T15:58:55</meta:creation-date>
  </office:meta>
</office:document-meta>
</file>